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fo:language="uk" fo:country="UA" fo:font-weight="bold" officeooo:rsid="000a304b" officeooo:paragraph-rsid="000a304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language="uk" fo:country="UA" officeooo:rsid="000a304b" officeooo:paragraph-rsid="000a304b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4pt" fo:language="uk" fo:country="UA" officeooo:rsid="0013987f" officeooo:paragraph-rsid="0013987f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iberation Sans" fo:font-size="14pt" fo:language="uk" fo:country="UA" officeooo:rsid="0013132b" officeooo:paragraph-rsid="0013132b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iberation Sans" fo:font-size="14pt" fo:language="uk" fo:country="UA" officeooo:rsid="001f8dfd" officeooo:paragraph-rsid="001f8dfd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iberation Sans" fo:font-size="14pt" fo:language="uk" fo:country="UA" officeooo:rsid="0023bc4d" officeooo:paragraph-rsid="0023bc4d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ans" fo:font-size="14pt" fo:language="uk" fo:country="UA" officeooo:rsid="001fe3e1" officeooo:paragraph-rsid="001fe3e1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ans" fo:font-size="14pt" fo:language="uk" fo:country="UA" officeooo:rsid="002536f1" officeooo:paragraph-rsid="002536f1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ans" fo:font-size="14pt" fo:language="uk" fo:country="UA" officeooo:rsid="0027925c" officeooo:paragraph-rsid="0027925c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ans" fo:font-size="14pt" fo:language="uk" fo:country="UA" officeooo:rsid="0028c6ad" officeooo:paragraph-rsid="0028c6ad" style:font-size-asian="14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Liberation Sans" fo:font-size="14pt" fo:language="uk" fo:country="UA" officeooo:rsid="00295252" officeooo:paragraph-rsid="00295252" style:font-size-asian="14pt" style:font-size-complex="14pt"/>
    </style:style>
    <style:style style:name="T1" style:family="text">
      <style:text-properties officeooo:rsid="0013231b"/>
    </style:style>
    <style:style style:name="T2" style:family="text">
      <style:text-properties officeooo:rsid="0021c49d"/>
    </style:style>
    <style:style style:name="T3" style:family="text">
      <style:text-properties officeooo:rsid="0023b2ae"/>
    </style:style>
    <style:style style:name="T4" style:family="text">
      <style:text-properties officeooo:rsid="002536f1"/>
    </style:style>
    <style:style style:name="T5" style:family="text">
      <style:text-properties officeooo:rsid="002accf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міст</text:p>
      <text:p text:style-name="P2"/>
      <text:p text:style-name="P3">Вступ</text:p>
      <text:list text:style-name="L1">
        <text:list-item>
          <text:p text:style-name="P4">Середовище виконання <text:span text:style-name="T1">програми</text:span></text:p>
        </text:list-item>
        <text:list-item>
          <text:p text:style-name="P5"><text:span text:style-name="T3">Мережеві а</text:span>дреси та імена</text:p>
        </text:list-item>
        <text:list-item>
          <text:p text:style-name="P6">Дескриптори файлів та сокети</text:p>
        </text:list-item>
        <text:list-item>
          <text:p text:style-name="P7">TCP-<text:span text:style-name="T4">сокети</text:span>, <text:span text:style-name="T2">частина 1</text:span></text:p>
        </text:list-item>
        <text:list-item>
          <text:p text:style-name="P8">TCP-сокети, частина 2</text:p>
        </text:list-item>
        <text:list-item>
          <text:p text:style-name="P9">Мультиплексування введення-виведення</text:p>
        </text:list-item>
        <text:list-item>
          <text:p text:style-name="P10">UDP-сокети</text:p>
        </text:list-item>
        <text:list-item>
          <text:p text:style-name="P10">Асинхронн<text:span text:style-name="T5">е введення-виведення</text:span></text:p>
        </text:list-item>
        <text:list-item>
          <text:p text:style-name="P11">SCTP-сокети, частина 1</text:p>
        </text:list-item>
        <text:list-item>
          <text:p text:style-name="P11">SCTP-сокети, частина 2</text:p>
        </text:list-item>
        <text:list-item>
          <text:p text:style-name="P11">Комунікаційний домен Unix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8:20:26.246800761</meta:creation-date>
    <dc:date>2024-03-31T20:12:42.246078736</dc:date>
    <meta:editing-duration>PT23M58S</meta:editing-duration>
    <meta:editing-cycles>36</meta:editing-cycles>
    <meta:generator>LibreOffice/24.2.3.2$Linux_X86_64 LibreOffice_project/420$Build-2</meta:generator>
    <meta:document-statistic meta:table-count="0" meta:image-count="0" meta:object-count="0" meta:page-count="1" meta:paragraph-count="13" meta:word-count="44" meta:character-count="301" meta:non-whitespace-character-count="281"/>
  </office:meta>
</office:document-meta>
</file>